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7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Accent_20_1" office:value-type="string" calcext:value-type="string">
            <text:p>Instância</text:p>
          </table:table-cell>
          <table:table-cell table:style-name="Accent_20_1" office:value-type="string" calcext:value-type="string">
            <text:p>Seed</text:p>
          </table:table-cell>
          <table:table-cell table:style-name="Accent_20_1" office:value-type="string" calcext:value-type="string">
            <text:p>Solução Inicial</text:p>
          </table:table-cell>
          <table:table-cell table:style-name="Accent_20_1" office:value-type="string" calcext:value-type="string">
            <text:p>Melhor solução encontrada</text:p>
          </table:table-cell>
          <table:table-cell table:style-name="Accent_20_1" office:value-type="string" calcext:value-type="string">
            <text:p>Tempo de Execução (s)</text:p>
          </table:table-cell>
          <table:table-cell table:style-name="Accent_20_1" office:value-type="string" calcext:value-type="string">
            <text:p>Desvio Percentual</text:p>
          </table:table-cell>
          <table:table-cell table:style-name="Accent_20_1" office:value-type="string" calcext:value-type="string">
            <text:p>Desvio Padrão</text:p>
          </table:table-cell>
          <table:table-cell table:style-name="Accent_20_1" office:value-type="string" calcext:value-type="string">
            <text:p>Melhor Solução Conhec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4728" calcext:value-type="float">
            <text:p>75,4728</text:p>
          </table:table-cell>
          <table:table-cell table:formula="of:=([.D2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4382" calcext:value-type="float">
            <text:p>74,4382</text:p>
          </table:table-cell>
          <table:table-cell table:formula="of:=([.D3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1.6102" calcext:value-type="float">
            <text:p>71,6102</text:p>
          </table:table-cell>
          <table:table-cell table:formula="of:=([.D4]-[.$H12])/[.$H12]" office:value-type="float" office:value="0.166666666666667" calcext:value-type="float">
            <text:p>0,1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927" calcext:value-type="float">
            <text:p>73,927</text:p>
          </table:table-cell>
          <table:table-cell table:formula="of:=([.D5]-[.$H12])/[.$H12]" office:value-type="float" office:value="0.166666666666667" calcext:value-type="float">
            <text:p>0,1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073" calcext:value-type="float">
            <text:p>76,073</text:p>
          </table:table-cell>
          <table:table-cell table:formula="of:=([.D6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7852" calcext:value-type="float">
            <text:p>75,7852</text:p>
          </table:table-cell>
          <table:table-cell table:formula="of:=([.D7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5906" calcext:value-type="float">
            <text:p>77,5906</text:p>
          </table:table-cell>
          <table:table-cell table:formula="of:=([.D8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.4023" calcext:value-type="float">
            <text:p>77,4023</text:p>
          </table:table-cell>
          <table:table-cell table:formula="of:=([.D9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.4385" calcext:value-type="float">
            <text:p>78,4385</text:p>
          </table:table-cell>
          <table:table-cell table:formula="of:=([.D10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2-FullIns_4.co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7119" calcext:value-type="float">
            <text:p>79,7119</text:p>
          </table:table-cell>
          <table:table-cell table:formula="of:=([.D11]-[.$H12])/[.$H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2:.C11])/10" office:value-type="float" office:value="7.4" calcext:value-type="float">
            <text:p>7,4</text:p>
          </table:table-cell>
          <table:table-cell table:style-name="Accent_20_3" table:formula="of:=SUM([.D2:.D11])/10" office:value-type="float" office:value="6.2" calcext:value-type="float">
            <text:p>6,2</text:p>
          </table:table-cell>
          <table:table-cell table:style-name="Accent_20_3" table:formula="of:=SUM([.E2:.E11])/10" office:value-type="float" office:value="76.04497" calcext:value-type="float">
            <text:p>76,04497</text:p>
          </table:table-cell>
          <table:table-cell table:style-name="Accent_20_3" table:formula="of:=SUM([.F2:.F11])/10" office:value-type="float" office:value="0.0333333333333333" calcext:value-type="float">
            <text:p>0,033333333333333</text:p>
          </table:table-cell>
          <table:table-cell table:style-name="Accent_20_3" table:formula="of:=STDEV([.D2:.D11])" office:value-type="float" office:value="0.421637021355784" calcext:value-type="float">
            <text:p>0,421637021355784</text:p>
          </table:table-cell>
          <table:table-cell table:style-name="Accent_20_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.4939" calcext:value-type="float">
            <text:p>43,4939</text:p>
          </table:table-cell>
          <table:table-cell table:formula="of:=([.D14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.9912" calcext:value-type="float">
            <text:p>47,9912</text:p>
          </table:table-cell>
          <table:table-cell table:formula="of:=([.D15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.6722" calcext:value-type="float">
            <text:p>43,6722</text:p>
          </table:table-cell>
          <table:table-cell table:formula="of:=([.D16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.9624" calcext:value-type="float">
            <text:p>42,9624</text:p>
          </table:table-cell>
          <table:table-cell table:formula="of:=([.D17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.4774" calcext:value-type="float">
            <text:p>43,4774</text:p>
          </table:table-cell>
          <table:table-cell table:formula="of:=([.D18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.4526" calcext:value-type="float">
            <text:p>45,4526</text:p>
          </table:table-cell>
          <table:table-cell table:formula="of:=([.D19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.4455" calcext:value-type="float">
            <text:p>43,4455</text:p>
          </table:table-cell>
          <table:table-cell table:formula="of:=([.D20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.0422" calcext:value-type="float">
            <text:p>43,0422</text:p>
          </table:table-cell>
          <table:table-cell table:formula="of:=([.D21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.7595" calcext:value-type="float">
            <text:p>44,7595</text:p>
          </table:table-cell>
          <table:table-cell table:formula="of:=([.D22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4-FullIns_3.co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.3573" calcext:value-type="float">
            <text:p>50,3573</text:p>
          </table:table-cell>
          <table:table-cell table:formula="of:=([.D23]-[.$H24])/[.$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14:.C23])/10" office:value-type="float" office:value="7.6" calcext:value-type="float">
            <text:p>7,6</text:p>
          </table:table-cell>
          <table:table-cell table:style-name="Accent_20_3" table:formula="of:=SUM([.D14:.D23])/10" office:value-type="float" office:value="7" calcext:value-type="float">
            <text:p>7</text:p>
          </table:table-cell>
          <table:table-cell table:style-name="Accent_20_3" table:formula="of:=SUM([.E14:.E23])/10" office:value-type="float" office:value="44.86542" calcext:value-type="float">
            <text:p>44,86542</text:p>
          </table:table-cell>
          <table:table-cell table:style-name="Accent_20_3" table:formula="of:=SUM([.F14:.F23])/10" office:value-type="float" office:value="0" calcext:value-type="float">
            <text:p>0</text:p>
          </table:table-cell>
          <table:table-cell table:style-name="Accent_20_3" table:formula="of:=STDEV([.D14:.D23])" office:value-type="float" office:value="0" calcext:value-type="float">
            <text:p>0</text:p>
          </table:table-cell>
          <table:table-cell table:style-name="Accent_20_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5.9703" calcext:value-type="float">
            <text:p>65,9703</text:p>
          </table:table-cell>
          <table:table-cell table:formula="of:=([.D26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8.4398" calcext:value-type="float">
            <text:p>58,4398</text:p>
          </table:table-cell>
          <table:table-cell table:formula="of:=([.D27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2547" calcext:value-type="float">
            <text:p>57,2547</text:p>
          </table:table-cell>
          <table:table-cell table:formula="of:=([.D28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.5449" calcext:value-type="float">
            <text:p>56,5449</text:p>
          </table:table-cell>
          <table:table-cell table:formula="of:=([.D29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.0849" calcext:value-type="float">
            <text:p>61,0849</text:p>
          </table:table-cell>
          <table:table-cell table:formula="of:=([.D30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7.55" calcext:value-type="float">
            <text:p>57,55</text:p>
          </table:table-cell>
          <table:table-cell table:formula="of:=([.D31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.9262" calcext:value-type="float">
            <text:p>56,9262</text:p>
          </table:table-cell>
          <table:table-cell table:formula="of:=([.D32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.6639" calcext:value-type="float">
            <text:p>56,6639</text:p>
          </table:table-cell>
          <table:table-cell table:formula="of:=([.D33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.9937" calcext:value-type="float">
            <text:p>55,9937</text:p>
          </table:table-cell>
          <table:table-cell table:formula="of:=([.D34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5-FullIns_3.co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.1098" calcext:value-type="float">
            <text:p>55,1098</text:p>
          </table:table-cell>
          <table:table-cell table:formula="of:=([.D35]-[.$H36])/[.$H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26:.C35])/10" office:value-type="float" office:value="8.6" calcext:value-type="float">
            <text:p>8,6</text:p>
          </table:table-cell>
          <table:table-cell table:style-name="Accent_20_3" table:formula="of:=SUM([.D26:.D35])/10" office:value-type="float" office:value="8" calcext:value-type="float">
            <text:p>8</text:p>
          </table:table-cell>
          <table:table-cell table:style-name="Accent_20_3" table:formula="of:=SUM([.E26:.E35])/10" office:value-type="float" office:value="58.15382" calcext:value-type="float">
            <text:p>58,15382</text:p>
          </table:table-cell>
          <table:table-cell table:style-name="Accent_20_3" table:formula="of:=SUM([.F26:.F35])/10" office:value-type="float" office:value="0" calcext:value-type="float">
            <text:p>0</text:p>
          </table:table-cell>
          <table:table-cell table:style-name="Accent_20_3" table:formula="of:=STDEV([.D26:.D35])" office:value-type="float" office:value="0" calcext:value-type="float">
            <text:p>0</text:p>
          </table:table-cell>
          <table:table-cell table:style-name="Accent_20_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3.7666" calcext:value-type="float">
            <text:p>63,7666</text:p>
          </table:table-cell>
          <table:table-cell table:formula="of:=([.D38]-[.$H48])/[.$H48]" office:value-type="float" office:value="0.272727272727273" calcext:value-type="float">
            <text:p>0,27272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.7173" calcext:value-type="float">
            <text:p>64,7173</text:p>
          </table:table-cell>
          <table:table-cell table:formula="of:=([.D39]-[.$H48])/[.$H48]" office:value-type="float" office:value="0.272727272727273" calcext:value-type="float">
            <text:p>0,27272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5.6345" calcext:value-type="float">
            <text:p>65,6345</text:p>
          </table:table-cell>
          <table:table-cell table:formula="of:=([.D40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7.9053" calcext:value-type="float">
            <text:p>67,9053</text:p>
          </table:table-cell>
          <table:table-cell table:formula="of:=([.D41]-[.$H48])/[.$H48]" office:value-type="float" office:value="0.272727272727273" calcext:value-type="float">
            <text:p>0,27272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.9485" calcext:value-type="float">
            <text:p>65,9485</text:p>
          </table:table-cell>
          <table:table-cell table:formula="of:=([.D42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5.4362" calcext:value-type="float">
            <text:p>65,4362</text:p>
          </table:table-cell>
          <table:table-cell table:formula="of:=([.D43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9.8922" calcext:value-type="float">
            <text:p>69,8922</text:p>
          </table:table-cell>
          <table:table-cell table:formula="of:=([.D44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6275" calcext:value-type="float">
            <text:p>71,6275</text:p>
          </table:table-cell>
          <table:table-cell table:formula="of:=([.D45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7.4166" calcext:value-type="float">
            <text:p>67,4166</text:p>
          </table:table-cell>
          <table:table-cell table:formula="of:=([.D46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0_10.co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.7863" calcext:value-type="float">
            <text:p>70,7863</text:p>
          </table:table-cell>
          <table:table-cell table:formula="of:=([.D47]-[.$H48])/[.$H48]" office:value-type="float" office:value="0.181818181818182" calcext:value-type="float">
            <text:p>0,181818181818182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38:.C47])/10" office:value-type="float" office:value="15.3" calcext:value-type="float">
            <text:p>15,3</text:p>
          </table:table-cell>
          <table:table-cell table:style-name="Accent_20_3" table:formula="of:=SUM([.D38:.D47])/10" office:value-type="float" office:value="13.3" calcext:value-type="float">
            <text:p>13,3</text:p>
          </table:table-cell>
          <table:table-cell table:style-name="Accent_20_3" table:formula="of:=SUM([.E38:.E47])/10" office:value-type="float" office:value="67.3131" calcext:value-type="float">
            <text:p>67,3131</text:p>
          </table:table-cell>
          <table:table-cell table:style-name="Accent_20_3" table:formula="of:=SUM([.F38:.F47])/10" office:value-type="float" office:value="0.209090909090909" calcext:value-type="float">
            <text:p>0,209090909090909</text:p>
          </table:table-cell>
          <table:table-cell table:style-name="Accent_20_3" table:formula="of:=STDEV([.D38:.D47])" office:value-type="float" office:value="0.483045891539648" calcext:value-type="float">
            <text:p>0,483045891539648</text:p>
          </table:table-cell>
          <table:table-cell table:style-name="Accent_20_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.278" calcext:value-type="float">
            <text:p>77,278</text:p>
          </table:table-cell>
          <table:table-cell table:formula="of:=([.D50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8.9719" calcext:value-type="float">
            <text:p>78,9719</text:p>
          </table:table-cell>
          <table:table-cell table:formula="of:=([.D51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1.9109" calcext:value-type="float">
            <text:p>81,9109</text:p>
          </table:table-cell>
          <table:table-cell table:formula="of:=([.D52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7.5054" calcext:value-type="float">
            <text:p>77,5054</text:p>
          </table:table-cell>
          <table:table-cell table:formula="of:=([.D53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1.3247" calcext:value-type="float">
            <text:p>81,3247</text:p>
          </table:table-cell>
          <table:table-cell table:formula="of:=([.D54]-[.$H60])/[.$H60]" office:value-type="float" office:value="0.272727272727273" calcext:value-type="float">
            <text:p>0,27272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5.2681" calcext:value-type="float">
            <text:p>75,2681</text:p>
          </table:table-cell>
          <table:table-cell table:formula="of:=([.D55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9.0475" calcext:value-type="float">
            <text:p>79,0475</text:p>
          </table:table-cell>
          <table:table-cell table:formula="of:=([.D56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0.9494" calcext:value-type="float">
            <text:p>80,9494</text:p>
          </table:table-cell>
          <table:table-cell table:formula="of:=([.D57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0.6609" calcext:value-type="float">
            <text:p>80,6609</text:p>
          </table:table-cell>
          <table:table-cell table:formula="of:=([.D58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1_11.co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.9189" calcext:value-type="float">
            <text:p>77,9189</text:p>
          </table:table-cell>
          <table:table-cell table:formula="of:=([.D59]-[.$H60])/[.$H60]" office:value-type="float" office:value="0.363636363636364" calcext:value-type="float">
            <text:p>0,363636363636364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50:.C59])/10" office:value-type="float" office:value="16.9" calcext:value-type="float">
            <text:p>16,9</text:p>
          </table:table-cell>
          <table:table-cell table:style-name="Accent_20_3" table:formula="of:=SUM([.D50:.D59])/10" office:value-type="float" office:value="14.9" calcext:value-type="float">
            <text:p>14,9</text:p>
          </table:table-cell>
          <table:table-cell table:style-name="Accent_20_3" table:formula="of:=SUM([.E50:.E59])/10" office:value-type="float" office:value="79.08357" calcext:value-type="float">
            <text:p>79,08357</text:p>
          </table:table-cell>
          <table:table-cell table:style-name="Accent_20_3" table:formula="of:=SUM([.F50:.F59])/10" office:value-type="float" office:value="0.354545454545455" calcext:value-type="float">
            <text:p>0,354545454545455</text:p>
          </table:table-cell>
          <table:table-cell table:style-name="Accent_20_3" table:formula="of:=STDEV([.D50:.D59])" office:value-type="float" office:value="0.316227766016838" calcext:value-type="float">
            <text:p>0,316227766016838</text:p>
          </table:table-cell>
          <table:table-cell table:style-name="Accent_20_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0462" calcext:value-type="float">
            <text:p>94,0462</text:p>
          </table:table-cell>
          <table:table-cell table:formula="of:=([.D62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4.7263" calcext:value-type="float">
            <text:p>94,7263</text:p>
          </table:table-cell>
          <table:table-cell table:formula="of:=([.D63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2.9907" calcext:value-type="float">
            <text:p>92,9907</text:p>
          </table:table-cell>
          <table:table-cell table:formula="of:=([.D64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1.3222" calcext:value-type="float">
            <text:p>91,3222</text:p>
          </table:table-cell>
          <table:table-cell table:formula="of:=([.D65]-[.$H72])/[.$H72]" office:value-type="float" office:value="0.416666666666667" calcext:value-type="float">
            <text:p>0,41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.2571" calcext:value-type="float">
            <text:p>99,2571</text:p>
          </table:table-cell>
          <table:table-cell table:formula="of:=([.D66]-[.$H72])/[.$H72]" office:value-type="float" office:value="0.416666666666667" calcext:value-type="float">
            <text:p>0,41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2.839" calcext:value-type="float">
            <text:p>102,839</text:p>
          </table:table-cell>
          <table:table-cell table:formula="of:=([.D67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8.0609" calcext:value-type="float">
            <text:p>88,0609</text:p>
          </table:table-cell>
          <table:table-cell table:formula="of:=([.D68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.9008" calcext:value-type="float">
            <text:p>87,9008</text:p>
          </table:table-cell>
          <table:table-cell table:formula="of:=([.D69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5.2547" calcext:value-type="float">
            <text:p>95,2547</text:p>
          </table:table-cell>
          <table:table-cell table:formula="of:=([.D70]-[.$H72])/[.$H72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2_12.co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0.3427" calcext:value-type="float">
            <text:p>90,3427</text:p>
          </table:table-cell>
          <table:table-cell table:formula="of:=([.D71]-[.$H72])/[.$H72]" office:value-type="float" office:value="0.416666666666667" calcext:value-type="float">
            <text:p>0,416666666666667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62:.C71])/10" office:value-type="float" office:value="17.9" calcext:value-type="float">
            <text:p>17,9</text:p>
          </table:table-cell>
          <table:table-cell table:style-name="Accent_20_3" table:formula="of:=SUM([.D62:.D71])/10" office:value-type="float" office:value="16.3" calcext:value-type="float">
            <text:p>16,3</text:p>
          </table:table-cell>
          <table:table-cell table:style-name="Accent_20_3" table:formula="of:=SUM([.E62:.E71])/10" office:value-type="float" office:value="93.67406" calcext:value-type="float">
            <text:p>93,67406</text:p>
          </table:table-cell>
          <table:table-cell table:style-name="Accent_20_3" table:formula="of:=SUM([.F62:.F71])/10" office:value-type="float" office:value="0.358333333333333" calcext:value-type="float">
            <text:p>0,358333333333333</text:p>
          </table:table-cell>
          <table:table-cell table:style-name="Accent_20_3" table:formula="of:=STDEV([.D62:.D71])" office:value-type="float" office:value="0.483045891539648" calcext:value-type="float">
            <text:p>0,483045891539648</text:p>
          </table:table-cell>
          <table:table-cell table:style-name="Accent_20_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8.152" calcext:value-type="float">
            <text:p>118,152</text:p>
          </table:table-cell>
          <table:table-cell table:formula="of:=([.D74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1.113" calcext:value-type="float">
            <text:p>111,113</text:p>
          </table:table-cell>
          <table:table-cell table:formula="of:=([.D75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4.89" calcext:value-type="float">
            <text:p>114,89</text:p>
          </table:table-cell>
          <table:table-cell table:formula="of:=([.D76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0.342" calcext:value-type="float">
            <text:p>120,342</text:p>
          </table:table-cell>
          <table:table-cell table:formula="of:=([.D77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8.589" calcext:value-type="float">
            <text:p>118,589</text:p>
          </table:table-cell>
          <table:table-cell table:formula="of:=([.D78]-[.$H84])/[.$H84]" office:value-type="float" office:value="0.307692307692308" calcext:value-type="float">
            <text:p>0,307692307692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0.072" calcext:value-type="float">
            <text:p>110,072</text:p>
          </table:table-cell>
          <table:table-cell table:formula="of:=([.D79]-[.$H84])/[.$H84]" office:value-type="float" office:value="0.307692307692308" calcext:value-type="float">
            <text:p>0,307692307692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9.982" calcext:value-type="float">
            <text:p>109,982</text:p>
          </table:table-cell>
          <table:table-cell table:formula="of:=([.D80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2.447" calcext:value-type="float">
            <text:p>102,447</text:p>
          </table:table-cell>
          <table:table-cell table:formula="of:=([.D81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3.185" calcext:value-type="float">
            <text:p>103,185</text:p>
          </table:table-cell>
          <table:table-cell table:formula="of:=([.D82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3_13.co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0.327" calcext:value-type="float">
            <text:p>110,327</text:p>
          </table:table-cell>
          <table:table-cell table:formula="of:=([.D83]-[.$H84])/[.$H84]" office:value-type="float" office:value="0.384615384615385" calcext:value-type="float">
            <text:p>0,384615384615385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74:.C83])/10" office:value-type="float" office:value="19.4" calcext:value-type="float">
            <text:p>19,4</text:p>
          </table:table-cell>
          <table:table-cell table:style-name="Accent_20_3" table:formula="of:=SUM([.D74:.D83])/10" office:value-type="float" office:value="17.8" calcext:value-type="float">
            <text:p>17,8</text:p>
          </table:table-cell>
          <table:table-cell table:style-name="Accent_20_3" table:formula="of:=SUM([.E74:.E83])/10" office:value-type="float" office:value="111.9099" calcext:value-type="float">
            <text:p>111,9099</text:p>
          </table:table-cell>
          <table:table-cell table:style-name="Accent_20_3" table:formula="of:=SUM([.F74:.F83])/10" office:value-type="float" office:value="0.369230769230769" calcext:value-type="float">
            <text:p>0,369230769230769</text:p>
          </table:table-cell>
          <table:table-cell table:style-name="Accent_20_3" table:formula="of:=STDEV([.D74:.D83])" office:value-type="float" office:value="0.421637021355784" calcext:value-type="float">
            <text:p>0,421637021355784</text:p>
          </table:table-cell>
          <table:table-cell table:style-name="Accent_20_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0.243" calcext:value-type="float">
            <text:p>130,243</text:p>
          </table:table-cell>
          <table:table-cell table:formula="of:=([.D86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8.919" calcext:value-type="float">
            <text:p>118,919</text:p>
          </table:table-cell>
          <table:table-cell table:formula="of:=([.D87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1.426" calcext:value-type="float">
            <text:p>121,426</text:p>
          </table:table-cell>
          <table:table-cell table:formula="of:=([.D88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0.929" calcext:value-type="float">
            <text:p>120,929</text:p>
          </table:table-cell>
          <table:table-cell table:formula="of:=([.D89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1.99" calcext:value-type="float">
            <text:p>121,99</text:p>
          </table:table-cell>
          <table:table-cell table:formula="of:=([.D90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8.261" calcext:value-type="float">
            <text:p>128,261</text:p>
          </table:table-cell>
          <table:table-cell table:formula="of:=([.D91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8.918" calcext:value-type="float">
            <text:p>118,918</text:p>
          </table:table-cell>
          <table:table-cell table:formula="of:=([.D92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1.795" calcext:value-type="float">
            <text:p>121,795</text:p>
          </table:table-cell>
          <table:table-cell table:formula="of:=([.D93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9.011" calcext:value-type="float">
            <text:p>129,011</text:p>
          </table:table-cell>
          <table:table-cell table:formula="of:=([.D94]-[.$H96])/[.$H96]" office:value-type="float" office:value="0.357142857142857" calcext:value-type="float">
            <text:p>0,357142857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4_14.c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6.375" calcext:value-type="float">
            <text:p>126,375</text:p>
          </table:table-cell>
          <table:table-cell table:formula="of:=([.D95]-[.$H96])/[.$H96]" office:value-type="float" office:value="0.285714285714286" calcext:value-type="float">
            <text:p>0,285714285714286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86:.C95])/10" office:value-type="float" office:value="21" calcext:value-type="float">
            <text:p>21</text:p>
          </table:table-cell>
          <table:table-cell table:style-name="Accent_20_3" table:formula="of:=SUM([.D86:.D95])/10" office:value-type="float" office:value="18.9" calcext:value-type="float">
            <text:p>18,9</text:p>
          </table:table-cell>
          <table:table-cell table:style-name="Accent_20_3" table:formula="of:=SUM([.E86:.E95])/10" office:value-type="float" office:value="123.7867" calcext:value-type="float">
            <text:p>123,7867</text:p>
          </table:table-cell>
          <table:table-cell table:style-name="Accent_20_3" table:formula="of:=SUM([.F86:.F95])/10" office:value-type="float" office:value="0.35" calcext:value-type="float">
            <text:p>0,35</text:p>
          </table:table-cell>
          <table:table-cell table:style-name="Accent_20_3" table:formula="of:=STDEV([.D86:.D95])" office:value-type="float" office:value="0.316227766016838" calcext:value-type="float">
            <text:p>0,316227766016838</text:p>
          </table:table-cell>
          <table:table-cell table:style-name="Accent_20_3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0.677" calcext:value-type="float">
            <text:p>150,677</text:p>
          </table:table-cell>
          <table:table-cell table:formula="of:=([.D98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1.225" calcext:value-type="float">
            <text:p>151,225</text:p>
          </table:table-cell>
          <table:table-cell table:formula="of:=([.D99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1.688" calcext:value-type="float">
            <text:p>151,688</text:p>
          </table:table-cell>
          <table:table-cell table:formula="of:=([.D100]-[.$H108])/[.$H108]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2.458" calcext:value-type="float">
            <text:p>152,458</text:p>
          </table:table-cell>
          <table:table-cell table:formula="of:=([.D101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0.389" calcext:value-type="float">
            <text:p>150,389</text:p>
          </table:table-cell>
          <table:table-cell table:formula="of:=([.D102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2.948" calcext:value-type="float">
            <text:p>152,948</text:p>
          </table:table-cell>
          <table:table-cell table:formula="of:=([.D103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0.689" calcext:value-type="float">
            <text:p>140,689</text:p>
          </table:table-cell>
          <table:table-cell table:formula="of:=([.D104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6.842" calcext:value-type="float">
            <text:p>146,842</text:p>
          </table:table-cell>
          <table:table-cell table:formula="of:=([.D105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4.116" calcext:value-type="float">
            <text:p>154,116</text:p>
          </table:table-cell>
          <table:table-cell table:formula="of:=([.D106]-[.$H108])/[.$H108]" office:value-type="float" office:value="0.333333333333333" calcext:value-type="float">
            <text:p>0,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5_15.col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3.684" calcext:value-type="float">
            <text:p>153,684</text:p>
          </table:table-cell>
          <table:table-cell table:formula="of:=([.D107]-[.$H108])/[.$H108]"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98:.C107])/10" office:value-type="float" office:value="22.4" calcext:value-type="float">
            <text:p>22,4</text:p>
          </table:table-cell>
          <table:table-cell table:style-name="Accent_20_3" table:formula="of:=SUM([.D98:.D107])/10" office:value-type="float" office:value="20.2" calcext:value-type="float">
            <text:p>20,2</text:p>
          </table:table-cell>
          <table:table-cell table:style-name="Accent_20_3" table:formula="of:=SUM([.E98:.E107])/10" office:value-type="float" office:value="150.4716" calcext:value-type="float">
            <text:p>150,4716</text:p>
          </table:table-cell>
          <table:table-cell table:style-name="Accent_20_3" table:formula="of:=SUM([.F98:.F107])/10" office:value-type="float" office:value="0.346666666666667" calcext:value-type="float">
            <text:p>0,346666666666667</text:p>
          </table:table-cell>
          <table:table-cell table:style-name="Accent_20_3" table:formula="of:=STDEV([.D98:.D107])" office:value-type="float" office:value="0.421637021355784" calcext:value-type="float">
            <text:p>0,421637021355784</text:p>
          </table:table-cell>
          <table:table-cell table:style-name="Accent_20_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7.886" calcext:value-type="float">
            <text:p>177,886</text:p>
          </table:table-cell>
          <table:table-cell table:formula="of:=([.D110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6.415" calcext:value-type="float">
            <text:p>176,415</text:p>
          </table:table-cell>
          <table:table-cell table:formula="of:=([.D111]-[.$H120])/[.$H120]" office:value-type="float" office:value="0.235294117647059" calcext:value-type="float">
            <text:p>0,235294117647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4.592" calcext:value-type="float">
            <text:p>174,592</text:p>
          </table:table-cell>
          <table:table-cell table:formula="of:=([.D112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9.056" calcext:value-type="float">
            <text:p>169,056</text:p>
          </table:table-cell>
          <table:table-cell table:formula="of:=([.D113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8.988" calcext:value-type="float">
            <text:p>168,988</text:p>
          </table:table-cell>
          <table:table-cell table:formula="of:=([.D114]-[.$H120])/[.$H120]" office:value-type="float" office:value="0.235294117647059" calcext:value-type="float">
            <text:p>0,235294117647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5.359" calcext:value-type="float">
            <text:p>175,359</text:p>
          </table:table-cell>
          <table:table-cell table:formula="of:=([.D115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6.887" calcext:value-type="float">
            <text:p>176,887</text:p>
          </table:table-cell>
          <table:table-cell table:formula="of:=([.D116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4.499" calcext:value-type="float">
            <text:p>174,499</text:p>
          </table:table-cell>
          <table:table-cell table:formula="of:=([.D117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0.92" calcext:value-type="float">
            <text:p>170,92</text:p>
          </table:table-cell>
          <table:table-cell table:formula="of:=([.D118]-[.$H120])/[.$H120]" office:value-type="float" office:value="0.235294117647059" calcext:value-type="float">
            <text:p>0,235294117647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/old_CG/queen16_16.c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0.775" calcext:value-type="float">
            <text:p>170,775</text:p>
          </table:table-cell>
          <table:table-cell table:formula="of:=([.D119]-[.$H120])/[.$H120]" office:value-type="float" office:value="0.294117647058823" calcext:value-type="float">
            <text:p>0,294117647058823</text:p>
          </table:table-cell>
          <table:table-cell table:number-columns-repeated="4"/>
        </table:table-row>
        <table:table-row table:style-name="ro1">
          <table:table-cell table:style-name="Accent_20_1" office:value-type="string" calcext:value-type="string">
            <text:p>Valores médios:</text:p>
          </table:table-cell>
          <table:table-cell/>
          <table:table-cell table:style-name="Accent_20_3" table:formula="of:=SUM([.C110:.C119])/10" office:value-type="float" office:value="23.7" calcext:value-type="float">
            <text:p>23,7</text:p>
          </table:table-cell>
          <table:table-cell table:style-name="Accent_20_3" table:formula="of:=SUM([.D110:.D119])/10" office:value-type="float" office:value="21.7" calcext:value-type="float">
            <text:p>21,7</text:p>
          </table:table-cell>
          <table:table-cell table:style-name="Accent_20_3" table:formula="of:=SUM([.E110:.E119])/10" office:value-type="float" office:value="173.5377" calcext:value-type="float">
            <text:p>173,5377</text:p>
          </table:table-cell>
          <table:table-cell table:style-name="Accent_20_3" table:formula="of:=SUM([.F110:.F119])/10" office:value-type="float" office:value="0.276470588235294" calcext:value-type="float">
            <text:p>0,276470588235294</text:p>
          </table:table-cell>
          <table:table-cell table:style-name="Accent_20_3" table:formula="of:=STDEV([.D110:.D119])" office:value-type="float" office:value="0.483045891539648" calcext:value-type="float">
            <text:p>0,483045891539648</text:p>
          </table:table-cell>
          <table:table-cell table:style-name="Accent_20_3"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0T12:12:22.666070595</dc:date>
    <meta:editing-duration>PT14M54S</meta:editing-duration>
    <meta:editing-cycles>5</meta:editing-cycles>
    <meta:generator>LibreOffice/6.0.7.3$Linux_X86_64 LibreOffice_project/00m0$Build-3</meta:generator>
    <meta:document-statistic meta:table-count="1" meta:cell-count="678" meta:object-count="0"/>
  </office:meta>
</office:document-meta>
</file>